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http://openoffice.org/2009/office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oo="http://openoffice.org/2004/office" xmlns:office="urn:oasis:names:tc:opendocument:xmlns:office:1.0" xmlns:xml="http://www.w3.org/XML/1998/namespace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1="http://openoffice.org/2009/office" xmlns:meta="urn:oasis:names:tc:opendocument:xmlns:meta:1.0" xmlns:style="urn:oasis:names:tc:opendocument:xmlns:style:1.0" xmlns:draw="urn:oasis:names:tc:opendocument:xmlns:drawing:1.0" xmlns:text="urn:oasis:names:tc:opendocument:xmlns:text:1.0" xmlns:ooo="http://openoffice.org/2004/office" xmlns:office="urn:oasis:names:tc:opendocument:xmlns:office:1.0" xmlns:xml="http://www.w3.org/XML/1998/namespace" xmlns:svg="urn:oasis:names:tc:opendocument:xmlns:svg-compatible:1.0" office:version="1.1">
  <office:automatic-styles>
    <style:style style:family="table-column" style:name="Wshort" style:display-name="Wshort">
      <style:table-column-properties style:column-width="1.7cm"/>
    </style:style>
    <style:style style:family="table-column" style:name="Wwide" style:display-name="Wwide">
      <style:table-column-properties style:column-width="1.5in"/>
    </style:style>
  </office:automatic-styles>
  <office:body>
    <office:spreadsheet>
      <table:table table:name="jixiao">
        <table:table-column table:style-name="Wshort" table:number-columns-repeated="4"/>
        <table:table-column table:style-name="Wwide" table:number-columns-repeated="3"/>
        <table:table-row>
          <table:table-cell office:value="name" office:value-type="string">
            <text:p text:style-name="Table_20_Contents">name</text:p>
          </table:table-cell>
          <table:table-cell office:value="self ticket" office:value-type="string">
            <text:p text:style-name="Table_20_Contents">self ticket</text:p>
          </table:table-cell>
          <table:table-cell office:value="other ticket" office:value-type="string">
            <text:p text:style-name="Table_20_Contents">other ticket</text:p>
          </table:table-cell>
          <table:table-cell office:value="wiki" office:value-type="string">
            <text:p text:style-name="Table_20_Contents">wiki</text:p>
          </table:table-cell>
          <table:table-cell office:value="wiki code" office:value-type="string">
            <text:p text:style-name="Table_20_Contents">wiki code</text:p>
          </table:table-cell>
          <table:table-cell office:value="code" office:value-type="string">
            <text:p text:style-name="Table_20_Contents">code</text:p>
          </table:table-cell>
          <table:table-cell office:value="bug ticket" office:value-type="string">
            <text:p text:style-name="Table_20_Contents">bug ticket</text:p>
          </table:table-cell>
          <table:table-cell office:value="3m" office:value-type="string">
            <text:p text:style-name="Table_20_Contents">3m</text:p>
          </table:table-cell>
          <table:table-cell office:value="team member" office:value-type="string">
            <text:p text:style-name="Table_20_Contents">team member</text:p>
          </table:table-cell>
          <table:table-cell office:value="all as code" office:value-type="string">
            <text:p text:style-name="Table_20_Contents">all as code</text:p>
          </table:table-cell>
          <table:table-cell office:value="code score" office:value-type="string">
            <text:p text:style-name="Table_20_Contents">code score</text:p>
          </table:table-cell>
          <table:table-cell office:value="score" office:value-type="string">
            <text:p text:style-name="Table_20_Contents">score</text:p>
          </table:table-cell>
          <table:table-cell office:value="ranking" office:value-type="string">
            <text:p text:style-name="Table_20_Contents">ranking</text:p>
          </table:table-cell>
        </table:table-row>
        <table:table-row>
          <table:table-cell office:value="houdongqiang" office:value-type="string">
            <text:p text:style-name="Table_20_Contents">houdongqiang</text:p>
          </table:table-cell>
          <table:table-cell office:value="5075" office:value-type="float">
            <text:p text:style-name="Table_20_Contents">5075</text:p>
          </table:table-cell>
          <table:table-cell office:value="318" office:value-type="float">
            <text:p text:style-name="Table_20_Contents">318</text:p>
          </table:table-cell>
          <table:table-cell office:value="127" office:value-type="float">
            <text:p text:style-name="Table_20_Contents">127</text:p>
          </table:table-cell>
          <table:table-cell office:value="20215" office:value-type="float">
            <text:p text:style-name="Table_20_Contents">20215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316.0" office:value-type="float">
            <text:p text:style-name="Table_20_Contents">316.0</text:p>
          </table:table-cell>
          <table:table-cell office:value="0.0125332169912" office:value-type="float">
            <text:p text:style-name="Table_20_Contents">0.0125332169912</text:p>
          </table:table-cell>
          <table:table-cell office:value="0.217764645223" office:value-type="float">
            <text:p text:style-name="Table_20_Contents">0.217764645223</text:p>
          </table:table-cell>
        </table:table-row>
        <table:table-row>
          <table:table-cell office:value="wuxiaohui" office:value-type="string">
            <text:p text:style-name="Table_20_Contents">wuxiaohui</text:p>
          </table:table-cell>
          <table:table-cell office:value="1635" office:value-type="float">
            <text:p text:style-name="Table_20_Contents">1635</text:p>
          </table:table-cell>
          <table:table-cell office:value="517" office:value-type="float">
            <text:p text:style-name="Table_20_Contents">517</text:p>
          </table:table-cell>
          <table:table-cell office:value="156" office:value-type="float">
            <text:p text:style-name="Table_20_Contents">156</text:p>
          </table:table-cell>
          <table:table-cell office:value="36795" office:value-type="float">
            <text:p text:style-name="Table_20_Contents">36795</text:p>
          </table:table-cell>
          <table:table-cell office:value="228" office:value-type="float">
            <text:p text:style-name="Table_20_Contents">228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646.0" office:value-type="float">
            <text:p text:style-name="Table_20_Contents">646.0</text:p>
          </table:table-cell>
          <table:table-cell office:value="0.0256217030897" office:value-type="float">
            <text:p text:style-name="Table_20_Contents">0.0256217030897</text:p>
          </table:table-cell>
          <table:table-cell office:value="0.407019054796" office:value-type="float">
            <text:p text:style-name="Table_20_Contents">0.407019054796</text:p>
          </table:table-cell>
        </table:table-row>
        <table:table-row>
          <table:table-cell office:value="shihualong" office:value-type="string">
            <text:p text:style-name="Table_20_Contents">shihualong</text:p>
          </table:table-cell>
          <table:table-cell office:value="1871" office:value-type="float">
            <text:p text:style-name="Table_20_Contents">1871</text:p>
          </table:table-cell>
          <table:table-cell office:value="40" office:value-type="float">
            <text:p text:style-name="Table_20_Contents">40</text:p>
          </table:table-cell>
          <table:table-cell office:value="542" office:value-type="float">
            <text:p text:style-name="Table_20_Contents">542</text:p>
          </table:table-cell>
          <table:table-cell office:value="27" office:value-type="float">
            <text:p text:style-name="Table_20_Contents">27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65.0" office:value-type="float">
            <text:p text:style-name="Table_20_Contents">65.0</text:p>
          </table:table-cell>
          <table:table-cell office:value="0.0025780351406" office:value-type="float">
            <text:p text:style-name="Table_20_Contents">0.0025780351406</text:p>
          </table:table-cell>
          <table:table-cell office:value="0.0477795846058" office:value-type="float">
            <text:p text:style-name="Table_20_Contents">0.0477795846058</text:p>
          </table:table-cell>
        </table:table-row>
        <table:table-row>
          <table:table-cell office:value="yangkangkang" office:value-type="string">
            <text:p text:style-name="Table_20_Contents">yangkangkang</text:p>
          </table:table-cell>
          <table:table-cell office:value="2476" office:value-type="float">
            <text:p text:style-name="Table_20_Contents">2476</text:p>
          </table:table-cell>
          <table:table-cell office:value="708" office:value-type="float">
            <text:p text:style-name="Table_20_Contents">708</text:p>
          </table:table-cell>
          <table:table-cell office:value="674" office:value-type="float">
            <text:p text:style-name="Table_20_Contents">674</text:p>
          </table:table-cell>
          <table:table-cell office:value="61876" office:value-type="float">
            <text:p text:style-name="Table_20_Contents">61876</text:p>
          </table:table-cell>
          <table:table-cell office:value="3094" office:value-type="float">
            <text:p text:style-name="Table_20_Contents">3094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3811.0" office:value-type="float">
            <text:p text:style-name="Table_20_Contents">3811.0</text:p>
          </table:table-cell>
          <table:table-cell office:value="0.151152183397" office:value-type="float">
            <text:p text:style-name="Table_20_Contents">0.151152183397</text:p>
          </table:table-cell>
          <table:table-cell office:value="2.40116039911" office:value-type="float">
            <text:p text:style-name="Table_20_Contents">2.40116039911</text:p>
          </table:table-cell>
        </table:table-row>
        <table:table-row>
          <table:table-cell office:value="fengmingming" office:value-type="string">
            <text:p text:style-name="Table_20_Contents">fengmingming</text:p>
          </table:table-cell>
          <table:table-cell office:value="3801" office:value-type="float">
            <text:p text:style-name="Table_20_Contents">3801</text:p>
          </table:table-cell>
          <table:table-cell office:value="314" office:value-type="float">
            <text:p text:style-name="Table_20_Contents">314</text:p>
          </table:table-cell>
          <table:table-cell office:value="64" office:value-type="float">
            <text:p text:style-name="Table_20_Contents">64</text:p>
          </table:table-cell>
          <table:table-cell office:value="0" office:value-type="float">
            <text:p text:style-name="Table_20_Contents">0</text:p>
          </table:table-cell>
          <table:table-cell office:value="2817" office:value-type="float">
            <text:p text:style-name="Table_20_Contents">2817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2903.0" office:value-type="float">
            <text:p text:style-name="Table_20_Contents">2903.0</text:p>
          </table:table-cell>
          <table:table-cell office:value="0.115139015587" office:value-type="float">
            <text:p text:style-name="Table_20_Contents">0.115139015587</text:p>
          </table:table-cell>
          <table:table-cell office:value="1.82906550476" office:value-type="float">
            <text:p text:style-name="Table_20_Contents">1.82906550476</text:p>
          </table:table-cell>
        </table:table-row>
        <table:table-row>
          <table:table-cell office:value="zhaojinpeng" office:value-type="string">
            <text:p text:style-name="Table_20_Contents">zhaojinpeng</text:p>
          </table:table-cell>
          <table:table-cell office:value="6531" office:value-type="float">
            <text:p text:style-name="Table_20_Contents">6531</text:p>
          </table:table-cell>
          <table:table-cell office:value="302" office:value-type="float">
            <text:p text:style-name="Table_20_Contents">302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1258" office:value-type="float">
            <text:p text:style-name="Table_20_Contents">1258</text:p>
          </table:table-cell>
          <table:table-cell office:value="4" office:value-type="float">
            <text:p text:style-name="Table_20_Contents">4</text:p>
          </table:table-cell>
          <table:table-cell office:value="430" office:value-type="float">
            <text:p text:style-name="Table_20_Contents">430</text:p>
          </table:table-cell>
          <table:table-cell office:value="0" office:value-type="float">
            <text:p text:style-name="Table_20_Contents">0</text:p>
          </table:table-cell>
          <table:table-cell office:value="5775.0" office:value-type="float">
            <text:p text:style-name="Table_20_Contents">5775.0</text:p>
          </table:table-cell>
          <table:table-cell office:value="0.229048506723" office:value-type="float">
            <text:p text:style-name="Table_20_Contents">0.229048506723</text:p>
          </table:table-cell>
          <table:table-cell office:value="3.63859913537" office:value-type="float">
            <text:p text:style-name="Table_20_Contents">3.63859913537</text:p>
          </table:table-cell>
        </table:table-row>
        <table:table-row>
          <table:table-cell office:value="wangtao" office:value-type="string">
            <text:p text:style-name="Table_20_Contents">wangtao</text:p>
          </table:table-cell>
          <table:table-cell office:value="2387" office:value-type="float">
            <text:p text:style-name="Table_20_Contents">2387</text:p>
          </table:table-cell>
          <table:table-cell office:value="310" office:value-type="float">
            <text:p text:style-name="Table_20_Contents">310</text:p>
          </table:table-cell>
          <table:table-cell office:value="0" office:value-type="float">
            <text:p text:style-name="Table_20_Contents">0</text:p>
          </table:table-cell>
          <table:table-cell office:value="8177" office:value-type="float">
            <text:p text:style-name="Table_20_Contents">8177</text:p>
          </table:table-cell>
          <table:table-cell office:value="886" office:value-type="float">
            <text:p text:style-name="Table_20_Contents">886</text:p>
          </table:table-cell>
          <table:table-cell office:value="0" office:value-type="float">
            <text:p text:style-name="Table_20_Contents">0</text:p>
          </table:table-cell>
          <table:table-cell office:value="810" office:value-type="float">
            <text:p text:style-name="Table_20_Contents">810</text:p>
          </table:table-cell>
          <table:table-cell office:value="0" office:value-type="float">
            <text:p text:style-name="Table_20_Contents">0</text:p>
          </table:table-cell>
          <table:table-cell office:value="9121.0" office:value-type="float">
            <text:p text:style-name="Table_20_Contents">9121.0</text:p>
          </table:table-cell>
          <table:table-cell office:value="0.361757823345" office:value-type="float">
            <text:p text:style-name="Table_20_Contents">0.361757823345</text:p>
          </table:table-cell>
          <table:table-cell office:value="5.0284337445" office:value-type="float">
            <text:p text:style-name="Table_20_Contents">5.0284337445</text:p>
          </table:table-cell>
        </table:table-row>
        <table:table-row>
          <table:table-cell office:value="chenzhongming" office:value-type="string">
            <text:p text:style-name="Table_20_Contents">chenzhongming</text:p>
          </table:table-cell>
          <table:table-cell office:value="4383" office:value-type="float">
            <text:p text:style-name="Table_20_Contents">4383</text:p>
          </table:table-cell>
          <table:table-cell office:value="1627" office:value-type="float">
            <text:p text:style-name="Table_20_Contents">1627</text:p>
          </table:table-cell>
          <table:table-cell office:value="3229" office:value-type="float">
            <text:p text:style-name="Table_20_Contents">3229</text:p>
          </table:table-cell>
          <table:table-cell office:value="161" office:value-type="float">
            <text:p text:style-name="Table_20_Contents">161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0" office:value-type="float">
            <text:p text:style-name="Table_20_Contents">0</text:p>
          </table:table-cell>
          <table:table-cell office:value="289.0" office:value-type="float">
            <text:p text:style-name="Table_20_Contents">289.0</text:p>
          </table:table-cell>
          <table:table-cell office:value="0.0114623408559" office:value-type="float">
            <text:p text:style-name="Table_20_Contents">0.0114623408559</text:p>
          </table:table-cell>
          <table:table-cell office:value="0.080671664758" office:value-type="float">
            <text:p text:style-name="Table_20_Contents">0.080671664758</text:p>
          </table:table-cell>
        </table:table-row>
        <table:table-row>
          <table:table-cell office:value="yangshen" office:value-type="string">
            <text:p text:style-name="Table_20_Contents">yangshen</text:p>
          </table:table-cell>
          <table:table-cell office:value="746" office:value-type="float">
            <text:p text:style-name="Table_20_Contents">746</text:p>
          </table:table-cell>
          <table:table-cell office:value="1244" office:value-type="float">
            <text:p text:style-name="Table_20_Contents">1244</text:p>
          </table:table-cell>
          <table:table-cell office:value="778" office:value-type="float">
            <text:p text:style-name="Table_20_Contents">778</text:p>
          </table:table-cell>
          <table:table-cell office:value="64989" office:value-type="float">
            <text:p text:style-name="Table_20_Contents">64989</text:p>
          </table:table-cell>
          <table:table-cell office:value="1345" office:value-type="float">
            <text:p text:style-name="Table_20_Contents">1345</text:p>
          </table:table-cell>
          <table:table-cell office:value="3" office:value-type="float">
            <text:p text:style-name="Table_20_Contents">3</text:p>
          </table:table-cell>
          <table:table-cell office:value="15" office:value-type="float">
            <text:p text:style-name="Table_20_Contents">15</text:p>
          </table:table-cell>
          <table:table-cell office:value="0" office:value-type="float">
            <text:p text:style-name="Table_20_Contents">0</text:p>
          </table:table-cell>
          <table:table-cell office:value="2287.0" office:value-type="float">
            <text:p text:style-name="Table_20_Contents">2287.0</text:p>
          </table:table-cell>
          <table:table-cell office:value="0.0907071748701" office:value-type="float">
            <text:p text:style-name="Table_20_Contents">0.0907071748701</text:p>
          </table:table-cell>
          <table:table-cell office:value="1.00866378456" office:value-type="float">
            <text:p text:style-name="Table_20_Contents">1.00866378456</text:p>
          </table:table-cell>
        </table:table-row>
        <table:table-row>
          <table:table-cell office:value="zhuguan" office:value-type="string">
            <text:p text:style-name="Table_20_Contents">zhuguan</text:p>
          </table:table-cell>
          <table:table-cell office:value="" office:value-type="string">
            <text:p text:style-name="Table_20_Contents"/>
          </table:table-cell>
          <table:table-cell office:value="zongjingli" office:value-type="string">
            <text:p text:style-name="Table_20_Contents">zongjingli</text:p>
          </table:table-cell>
          <table:table-cell office:value="" office:value-type="string">
            <text:p text:style-name="Table_20_Contents"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1="http://openoffice.org/2009/office" xmlns:meta="urn:oasis:names:tc:opendocument:xmlns:meta:1.0" xmlns:style="urn:oasis:names:tc:opendocument:xmlns:style:1.0" xmlns:draw="urn:oasis:names:tc:opendocument:xmlns:drawing:1.0" xmlns:text="urn:oasis:names:tc:opendocument:xmlns:text:1.0" xmlns:ooo="http://openoffice.org/2004/office" xmlns:office="urn:oasis:names:tc:opendocument:xmlns:office:1.0" xmlns:xml="http://www.w3.org/XML/1998/namespace" xmlns:svg="urn:oasis:names:tc:opendocument:xmlns:svg-compatible:1.0" office:version="1.1">
  <office:styles>
    <style:style style:family="paragraph" style:name="Table_20_Contents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http://openoffice.org/2009/office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oo="http://openoffice.org/2004/office" xmlns:office="urn:oasis:names:tc:opendocument:xmlns:office:1.0" xmlns:xml="http://www.w3.org/XML/1998/namespace" xmlns:svg="urn:oasis:names:tc:opendocument:xmlns:svg-compatible:1.0" office:version="1.1">
  <office:meta>
    <meta:generator>ODFPY/0.9.6</meta:generator>
  </office:meta>
</office:document-meta>
</file>